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6.40291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lum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mmen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t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train uni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art_date</text:p>
          </table:table-cell>
          <table:table-cell office:value-type="string" table:style-name="ce3">
            <text:p>timestamp</text:p>
          </table:table-cell>
          <table:table-cell office:value-type="string" table:style-name="ce3">
            <text:p>Start date of the sec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nd_date</text:p>
          </table:table-cell>
          <table:table-cell office:value-type="string" table:style-name="ce3">
            <text:p>timestamp</text:p>
          </table:table-cell>
          <table:table-cell office:value-type="string" table:style-name="ce3">
            <text:p>End date of the sec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urrent_station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Current st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xt_station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Next st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urrent_station_code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Current Station Cod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xt_station_code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Next Station Cod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lient_line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Li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rack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Ví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iempo_marcha</text:p>
          </table:table-cell>
          <table:table-cell office:value-type="string" table:style-name="ce3">
            <text:p>decimal(5,0)</text:p>
          </table:table-cell>
          <table:table-cell office:value-type="string" table:style-name="ce3">
            <text:p>Theoretical train running tim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iempo_parada</text:p>
          </table:table-cell>
          <table:table-cell office:value-type="string" table:style-name="ce3">
            <text:p>decimal(5,0)</text:p>
          </table:table-cell>
          <table:table-cell office:value-type="string" table:style-name="ce3">
            <text:p>Theoretical train stop tim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_service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Station service indicat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i_siv_nservice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Service numb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i_siv_ndriver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river I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i_siv_ndriver_def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Integration driver identifi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i_siv_ndriver_category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Driver categoriz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vg_voltage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Medium voltag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ilometres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Kilometers travele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t_energy_consumed_by_UT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Net energy consumed by the U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uxiliary_energy_consumed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Auxiliary energy consum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raction_energy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Traction energ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heostatic_energy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Rheostatic Energ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generated_traction_energy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Regenerated traction energ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tenary_regenerated_energy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Regenerated Energy to Catenar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generated_energy_to_auxiliaries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Regenerated Energy to Auxili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t_energy_consumed_by_UT_weight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Net energy consumed by the UT taking into account the we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uxiliary_energy_consumed_weight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Auxiliary energy consumed taking into account we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raction_energy_weight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Traction energy taking into account we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heostatic_energy_weight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Rheostatic Energy taking into account we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generated_traction_energy_weight</text:p>
          </table:table-cell>
          <table:table-cell office:value-type="string" table:style-name="ce3">
            <text:p>double</text:p>
          </table:table-cell>
          <table:table-cell office:value-type="string" table:style-name="ce3">
            <text:p>Regenerated Energy to Auxiliaries taking into account weight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12</meta:generator>
    <dc:creator>carlos eid</dc:creator>
    <meta:creation-date>2024-05-29T15:55:02Z</meta:creation-date>
    <dc:date>2024-06-01T14:19:26Z</dc:date>
    <meta:editing-cycles>1</meta:editing-cycles>
    <meta:editing-duration>PT74S</meta:editing-duration>
  </office:meta>
</office:document-meta>
</file>